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/>
    <style:style style:name="P5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1462999633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nfiguration</text:p>
          <text:list>
            <text:list-item>
              <text:p text:style-name="P1">UI</text:p>
            </text:list-item>
            <text:list-item>
              <text:p text:style-name="P1">Func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1">Func for directories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  <text:p text:style-name="Standard"/>
      <text:h text:style-name="Heading_20_2" text:outline-level="2">To do:</text:h>
      <text:p text:style-name="Standard"/>
      <text:list xml:id="list1191069006" text:style-name="L2">
        <text:list-item>
          <text:p text:style-name="P4">Mapping GTK selection in list to the files in repo</text:p>
        </text:list-item>
      </text:list>
      <text:p text:style-name="Standard"/>
      <text:h text:style-name="Heading_20_2" text:outline-level="2">Known issues:</text:h>
      <text:list xml:id="list52586889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6T23:37:07</dc:date>
    <meta:editing-duration>PT02H28M24S</meta:editing-duration>
    <meta:editing-cycles>28</meta:editing-cycles>
    <meta:generator>OpenOffice.org/3.2$Linux OpenOffice.org_project/320m12$Build-9483</meta:generator>
    <meta:document-statistic meta:table-count="0" meta:image-count="0" meta:object-count="0" meta:page-count="1" meta:paragraph-count="32" meta:word-count="144" meta:character-count="650"/>
  </office:meta>
</office:document-meta>
</file>